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auto-grow-height="false" draw:auto-grow-width="false" draw:fit-to-size="true" style:shrink-to-fit="false" fo:min-height="0.952cm" fo:min-width="32.372cm" fo:padding-top="0.02cm" fo:padding-bottom="0.02cm" fo:padding-left="0.02cm" fo:padding-right="0.02cm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draw:fill="none" draw:textarea-horizontal-align="center" draw:textarea-vertical-align="middle" loext:decorative="false"/>
    </style:style>
    <style:style style:name="gr4" style:family="graphic" style:parent-style-name="standard">
      <style:graphic-properties svg:stroke-width="0.05cm" svg:stroke-color="#008000" draw:marker-start-width="0.38cm" draw:marker-end-width="0.38cm" draw:textarea-horizontal-align="center" draw:textarea-vertical-align="middle" fo:padding-top="0.15cm" fo:padding-bottom="0.15cm" fo:padding-left="0.275cm" fo:padding-right="0.27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draw:fit-to-size="true" style:shrink-to-fit="false" fo:min-height="0.15cm" fo:min-width="0.3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objectwithoutfill">
      <style:graphic-properties svg:stroke-width="0.05cm" svg:stroke-color="#00ae00" draw:marker-start-width="0.38cm" draw:marker-end-width="0.38cm" draw:fill="none" draw:textarea-horizontal-align="center" draw:textarea-vertical-align="middle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color="#00ae00" draw:fill="none" draw:textarea-horizontal-align="center" draw:textarea-vertical-align="middle" loext:decorative="false"/>
    </style:style>
    <style:style style:name="gr8" style:family="graphic" style:parent-style-name="objectwithoutfill">
      <style:graphic-properties draw:marker-start="Small_20_Arrow" draw:marker-start-width="0.15cm" draw:marker-end="Small_20_Arrow" draw:marker-end-width="0.15cm" draw:fill="none" draw:textarea-horizontal-align="center" draw:textarea-vertical-align="middle" loext:decorative="false"/>
    </style:style>
    <style:style style:name="gr9" style:family="graphic" style:parent-style-name="standard">
      <style:graphic-properties svg:stroke-width="0cm" svg:stroke-color="#000000" draw:marker-start-width="0.31cm" draw:marker-end-width="0.31cm" draw:textarea-horizontal-align="center" draw:textarea-vertical-align="middle" fo:padding-top="0.125cm" fo:padding-bottom="0.125cm" fo:padding-left="0.25cm" fo:padding-right="0.25cm" loext:decorative="false"/>
    </style:style>
    <style:style style:name="gr10" style:family="graphic">
      <style:graphic-properties style:writing-mode="lr-tb" loext:decorative="fals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Bahnschrift SemiBold" fo:font-size="12pt" fo:font-weight="normal" style:font-size-asian="12pt" style:font-weight-asian="normal" style:font-size-complex="12pt" style:font-weight-complex="normal"/>
    </style:style>
    <style:style style:name="P6" style:family="paragraph">
      <style:paragraph-properties fo:text-align="center"/>
      <style:text-properties fo:color="#00ae00" loext:opacity="100%" fo:font-weight="normal" style:font-weight-asian="normal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ae00" loext:opacity="100%" style:font-name="Bahnschrift SemiBold" fo:font-size="12pt" fo:font-weight="normal" style:font-size-asian="12pt" style:font-weight-asian="normal" style:font-size-complex="12pt" style:font-weight-complex="normal"/>
    </style:style>
    <style:style style:name="P8" style:family="paragraph">
      <style:paragraph-properties fo:text-align="center"/>
      <style:text-properties fo:color="#800000" loext:opacity="100%" style:font-name="Arial1" fo:font-style="normal" fo:font-weight="normal" style:font-weight-asian="normal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color="#800000" loext:opacity="100%" style:font-name="Arial1" fo:font-size="12pt" fo:font-style="normal" fo:font-weight="normal" style:font-size-asian="12pt" style:font-weight-asian="normal" style:font-size-complex="12pt" style:font-weight-complex="normal"/>
    </style:style>
    <style:style style:name="T1" style:family="text">
      <style:text-properties style:font-name="Bahnschrift SemiBol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position="-15% 85%" style:font-name="Bahnschrift SemiBold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color="#800000" loext:opacity="100%" style:font-name="Arial1" fo:font-size="12pt" fo:font-style="normal" fo:font-weight="normal" style:font-name-asian="Bahnschrift SemiBold1" style:font-size-asian="12pt" style:font-weight-asian="normal" style:font-name-complex="Bahnschrift SemiBold1" style:font-size-complex="1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7.7cm" svg:height="0.3cm" svg:x="1.1cm" svg:y="28.4cm">
          <draw:text-box>
            <text:p><text:file-name text:display="full">G:\github\RCC5V\examples\module14\odg\Berechnung_Versatz_Winkel_250330.odg</text:file-name></text:p>
          </draw:text-box>
        </draw:frame>
        <draw:g draw:style-name="gr2">
          <draw:line draw:style-name="gr3" draw:text-style-name="P2" draw:layer="layout" svg:x1="4cm" svg:y1="3cm" svg:x2="4cm" svg:y2="6cm">
            <text:p/>
          </draw:line>
          <draw:line draw:style-name="gr3" draw:text-style-name="P2" draw:layer="layout" svg:x1="5.5cm" svg:y1="3.402cm" svg:x2="4cm" svg:y2="6cm">
            <text:p/>
          </draw:line>
          <draw:circle draw:style-name="gr4" draw:text-style-name="P3" draw:layer="layout" svg:width="6cm" svg:height="6cm" svg:x="1cm" svg:y="3cm" draw:kind="arc" draw:start-angle="59.92" draw:end-angle="90.22">
            <text:p/>
          </draw:circle>
        </draw:g>
        <draw:g draw:style-name="gr2">
          <draw:line draw:style-name="gr3" draw:text-style-name="P2" draw:layer="layout" svg:x1="4cm" svg:y1="3cm" svg:x2="5.5cm" svg:y2="3cm">
            <text:p/>
          </draw:line>
          <draw:line draw:style-name="gr3" draw:text-style-name="P2" draw:layer="layout" svg:x1="5.5cm" svg:y1="3.4cm" svg:x2="5.5cm" svg:y2="3cm">
            <text:p/>
          </draw:line>
        </draw:g>
        <draw:frame draw:style-name="gr5" draw:text-style-name="P5" draw:layer="layout" svg:width="0.6cm" svg:height="0.6cm" svg:x="3.3cm" svg:y="4.1cm">
          <draw:text-box>
            <text:p text:style-name="P4"><text:span text:style-name="T1">R</text:span><text:span text:style-name="T2">a</text:span></text:p>
          </draw:text-box>
        </draw:frame>
        <draw:frame draw:style-name="gr5" draw:text-style-name="P5" draw:layer="layout" svg:width="0.499cm" svg:height="0.5cm" svg:x="4.601cm" svg:y="2.5cm">
          <draw:text-box>
            <text:p text:style-name="P4"><text:span text:style-name="T1">a</text:span><text:span text:style-name="T2">x</text:span></text:p>
          </draw:text-box>
        </draw:frame>
        <draw:frame draw:style-name="gr5" draw:text-style-name="P5" draw:layer="layout" svg:width="0.499cm" svg:height="0.5cm" svg:x="5.6cm" svg:y="2.9cm">
          <draw:text-box>
            <text:p text:style-name="P4"><text:span text:style-name="T1">a</text:span><text:span text:style-name="T2">y</text:span></text:p>
          </draw:text-box>
        </draw:frame>
        <draw:line draw:style-name="gr6" draw:text-style-name="P2" draw:layer="layout" svg:x1="5.5cm" svg:y1="3.4cm" svg:x2="7.752cm" svg:y2="4.7cm">
          <text:p/>
        </draw:line>
        <draw:g draw:style-name="gr2">
          <draw:line draw:style-name="gr3" draw:text-style-name="P2" draw:layer="layout" svg:x1="9.254cm" svg:y1="5.1cm" svg:x2="9.254cm" svg:y2="2.1cm">
            <text:p/>
          </draw:line>
          <draw:line draw:style-name="gr3" draw:text-style-name="P2" draw:layer="layout" svg:x1="7.754cm" svg:y1="4.698cm" svg:x2="9.254cm" svg:y2="2.1cm">
            <text:p/>
          </draw:line>
          <draw:circle draw:style-name="gr4" draw:text-style-name="P3" draw:layer="layout" svg:width="6cm" svg:height="6cm" draw:transform="rotate (-3.14159265358979) translate (12.254cm 5.1cm)" draw:kind="arc" draw:start-angle="59.91" draw:end-angle="90.23">
            <text:p/>
          </draw:circle>
        </draw:g>
        <draw:line draw:style-name="gr7" draw:text-style-name="P2" draw:layer="layout" svg:x1="5.5cm" svg:y1="3.4cm" svg:x2="7.75cm" svg:y2="3.4cm">
          <text:p/>
        </draw:line>
        <draw:g draw:style-name="gr2">
          <draw:line draw:style-name="gr3" draw:text-style-name="P2" draw:layer="layout" svg:x1="9.25cm" svg:y1="5.1cm" svg:x2="7.75cm" svg:y2="5.1cm">
            <text:p/>
          </draw:line>
          <draw:line draw:style-name="gr3" draw:text-style-name="P2" draw:layer="layout" svg:x1="7.75cm" svg:y1="4.7cm" svg:x2="7.75cm" svg:y2="5.1cm">
            <text:p/>
          </draw:line>
        </draw:g>
        <draw:line draw:style-name="gr7" draw:text-style-name="P2" draw:layer="layout" svg:x1="7.75cm" svg:y1="4.7cm" svg:x2="7.75cm" svg:y2="3.4cm">
          <text:p/>
        </draw:line>
        <draw:frame draw:style-name="gr5" draw:text-style-name="P7" draw:layer="layout" svg:width="0.499cm" svg:height="0.5cm" svg:x="6.902cm" svg:y="2.9cm">
          <draw:text-box>
            <text:p text:style-name="P6"><text:span text:style-name="T1">c</text:span><text:span text:style-name="T2">x</text:span></text:p>
          </draw:text-box>
        </draw:frame>
        <draw:frame draw:style-name="gr5" draw:text-style-name="P5" draw:layer="layout" svg:width="0.6cm" svg:height="0.6cm" svg:x="9.3cm" svg:y="3.5cm">
          <draw:text-box>
            <text:p text:style-name="P4"><text:span text:style-name="T1">R</text:span><text:span text:style-name="T2">b</text:span></text:p>
          </draw:text-box>
        </draw:frame>
        <draw:frame draw:style-name="gr5" draw:text-style-name="P5" draw:layer="layout" svg:width="0.6cm" svg:height="0.6cm" svg:x="8.2cm" svg:y="2.3cm">
          <draw:text-box>
            <text:p text:style-name="P4"><text:span text:style-name="T1">R</text:span><text:span text:style-name="T2">b</text:span></text:p>
          </draw:text-box>
        </draw:frame>
        <draw:frame draw:style-name="gr5" draw:text-style-name="P5" draw:layer="layout" svg:width="0.6cm" svg:height="0.6cm" svg:x="4.8cm" svg:y="4.7cm">
          <draw:text-box>
            <text:p text:style-name="P4"><text:span text:style-name="T1">R</text:span><text:span text:style-name="T2">a</text:span></text:p>
          </draw:text-box>
        </draw:frame>
        <draw:frame draw:style-name="gr5" draw:text-style-name="P5" draw:layer="layout" svg:width="0.499cm" svg:height="0.5cm" svg:x="7.101cm" svg:y="4.601cm">
          <draw:text-box>
            <text:p text:style-name="P4"><text:span text:style-name="T1">b</text:span><text:span text:style-name="T2">y</text:span></text:p>
          </draw:text-box>
        </draw:frame>
        <draw:frame draw:style-name="gr5" draw:text-style-name="P5" draw:layer="layout" svg:width="0.499cm" svg:height="0.5cm" svg:x="8.303cm" svg:y="5.1cm">
          <draw:text-box>
            <text:p text:style-name="P4"><text:span text:style-name="T1">b</text:span><text:span text:style-name="T2">x</text:span></text:p>
          </draw:text-box>
        </draw:frame>
        <draw:line draw:style-name="gr3" draw:text-style-name="P2" draw:layer="layout" svg:x1="6cm" svg:y1="3cm" svg:x2="11.4cm" svg:y2="3cm">
          <text:p/>
        </draw:line>
        <draw:line draw:style-name="gr3" draw:text-style-name="P2" draw:layer="layout" svg:x1="9.3cm" svg:y1="5.1cm" svg:x2="11.4cm" svg:y2="5.1cm">
          <text:p/>
        </draw:line>
        <draw:line draw:style-name="gr8" draw:text-style-name="P2" draw:layer="layout" svg:x1="11.3cm" svg:y1="3cm" svg:x2="11.3cm" svg:y2="5.1cm">
          <text:p/>
        </draw:line>
        <draw:frame draw:style-name="gr5" draw:text-style-name="P7" draw:layer="layout" svg:width="0.499cm" svg:height="0.5cm" svg:x="7.203cm" svg:y="3.6cm">
          <draw:text-box>
            <text:p text:style-name="P6"><text:span text:style-name="T1">c</text:span><text:span text:style-name="T2">y</text:span></text:p>
          </draw:text-box>
        </draw:frame>
        <draw:frame draw:style-name="gr5" draw:text-style-name="P5" draw:layer="layout" svg:width="0.499cm" svg:height="0.5cm" svg:x="11.404cm" svg:y="3.601cm">
          <draw:text-box>
            <text:p text:style-name="P4"><text:span text:style-name="T1">y</text:span><text:span text:style-name="T2">0</text:span></text:p>
          </draw:text-box>
        </draw:frame>
        <draw:frame draw:style-name="gr5" draw:text-style-name="P7" draw:layer="layout" svg:width="0.297cm" svg:height="0.5cm" svg:x="6.303cm" svg:y="4cm">
          <draw:text-box>
            <text:p text:style-name="P6"><text:span text:style-name="T1">c</text:span></text:p>
          </draw:text-box>
        </draw:frame>
        <draw:frame draw:style-name="gr5" draw:text-style-name="P9" draw:layer="layout" svg:width="0.4cm" svg:height="0.5cm" svg:x="4.05cm" svg:y="4.7cm">
          <draw:text-box>
            <text:p text:style-name="P8"><text:span text:style-name="T3">α</text:span></text:p>
          </draw:text-box>
        </draw:frame>
        <draw:frame draw:style-name="gr5" draw:text-style-name="P9" draw:layer="layout" svg:width="0.3cm" svg:height="0.4cm" svg:x="6cm" svg:y="3.35cm">
          <draw:text-box>
            <text:p text:style-name="P8"><text:span text:style-name="T3">α</text:span></text:p>
          </draw:text-box>
        </draw:frame>
        <draw:frame draw:style-name="gr5" draw:text-style-name="P9" draw:layer="layout" svg:width="0.4cm" svg:height="0.5cm" svg:x="8.75cm" svg:y="3cm">
          <draw:text-box>
            <text:p text:style-name="P8"><text:span text:style-name="T3">α</text:span></text:p>
          </draw:text-box>
        </draw:frame>
        <draw:g draw:style-name="gr2">
          <draw:line draw:style-name="gr3" draw:text-style-name="P2" draw:layer="layout" svg:x1="4.006cm" svg:y1="4.5cm" svg:x2="4.006cm" svg:y2="6cm">
            <text:p/>
          </draw:line>
          <draw:line draw:style-name="gr3" draw:text-style-name="P2" draw:layer="layout" svg:x1="4.758cm" svg:y1="4.701cm" svg:x2="4.006cm" svg:y2="6cm">
            <text:p/>
          </draw:line>
          <draw:ellipse draw:style-name="gr9" draw:text-style-name="P3" draw:layer="layout" svg:width="3.008cm" svg:height="3cm" svg:x="2.502cm" svg:y="4.5cm" draw:kind="arc" draw:start-angle="59.92" draw:end-angle="90.22">
            <text:p/>
          </draw:ellipse>
        </draw:g>
        <draw:g draw:style-name="gr2">
          <draw:line draw:style-name="gr3" draw:text-style-name="P2" draw:layer="layout" svg:x1="6.482cm" svg:y1="3.392cm" svg:x2="5.472cm" svg:y2="3.392cm">
            <text:p/>
          </draw:line>
          <draw:line draw:style-name="gr3" draw:text-style-name="P2" draw:layer="layout" svg:x1="6.347cm" svg:y1="3.897cm" svg:x2="5.472cm" svg:y2="3.392cm">
            <text:p/>
          </draw:line>
          <draw:ellipse draw:style-name="gr9" draw:text-style-name="P3" draw:layer="layout" svg:width="2.018cm" svg:height="2.02cm" draw:transform="rotate (-1.5707963267949) translate (6.482cm 2.383cm)" draw:kind="arc" draw:start-angle="59.92" draw:end-angle="90.22">
            <text:p/>
          </draw:ellipse>
        </draw:g>
        <draw:g draw:style-name="gr2">
          <draw:line draw:style-name="gr3" draw:text-style-name="P2" draw:layer="layout" svg:x1="9.254cm" svg:y1="3.6cm" svg:x2="9.254cm" svg:y2="2.1cm">
            <text:p/>
          </draw:line>
          <draw:line draw:style-name="gr3" draw:text-style-name="P2" draw:layer="layout" svg:x1="8.502cm" svg:y1="3.399cm" svg:x2="9.254cm" svg:y2="2.1cm">
            <text:p/>
          </draw:line>
          <draw:ellipse draw:style-name="gr9" draw:text-style-name="P3" draw:layer="layout" svg:width="3.008cm" svg:height="3cm" draw:transform="rotate (-3.14159265358979) translate (10.758cm 3.6cm)" draw:kind="arc" draw:start-angle="59.91" draw:end-angle="90.23">
            <text:p/>
          </draw:ellipse>
        </draw:g>
        <draw:frame draw:style-name="gr5" draw:text-style-name="P5" draw:layer="layout" svg:width="0.6cm" svg:height="0.6cm" svg:x="12.101cm" svg:y="9.1cm">
          <draw:text-box>
            <text:p text:style-name="P4"><text:span text:style-name="T1">R</text:span><text:span text:style-name="T2">a</text:span></text:p>
          </draw:text-box>
        </draw:frame>
        <draw:frame draw:style-name="gr5" draw:text-style-name="P5" draw:layer="layout" svg:width="0.499cm" svg:height="0.5cm" svg:x="10.802cm" svg:y="7.5cm">
          <draw:text-box>
            <text:p text:style-name="P4"><text:span text:style-name="T1">a</text:span><text:span text:style-name="T2">x</text:span></text:p>
          </draw:text-box>
        </draw:frame>
        <draw:frame draw:style-name="gr5" draw:text-style-name="P5" draw:layer="layout" svg:width="0.499cm" svg:height="0.5cm" svg:x="9.901cm" svg:y="7.9cm">
          <draw:text-box>
            <text:p text:style-name="P4"><text:span text:style-name="T1">a</text:span><text:span text:style-name="T2">y</text:span></text:p>
          </draw:text-box>
        </draw:frame>
        <draw:frame draw:style-name="gr5" draw:text-style-name="P7" draw:layer="layout" svg:width="0.499cm" svg:height="0.5cm" svg:x="8.703cm" svg:y="7.9cm">
          <draw:text-box>
            <text:p text:style-name="P6"><text:span text:style-name="T1">c</text:span><text:span text:style-name="T2">x</text:span></text:p>
          </draw:text-box>
        </draw:frame>
        <draw:frame draw:style-name="gr5" draw:text-style-name="P5" draw:layer="layout" svg:width="0.6cm" svg:height="0.6cm" svg:x="6.001cm" svg:y="8.5cm">
          <draw:text-box>
            <text:p text:style-name="P4"><text:span text:style-name="T1">R</text:span><text:span text:style-name="T2">b</text:span></text:p>
          </draw:text-box>
        </draw:frame>
        <draw:frame draw:style-name="gr5" draw:text-style-name="P5" draw:layer="layout" svg:width="0.6cm" svg:height="0.6cm" svg:x="7.201cm" svg:y="7.3cm">
          <draw:text-box>
            <text:p text:style-name="P4"><text:span text:style-name="T1">R</text:span><text:span text:style-name="T2">b</text:span></text:p>
          </draw:text-box>
        </draw:frame>
        <draw:frame draw:style-name="gr5" draw:text-style-name="P5" draw:layer="layout" svg:width="0.6cm" svg:height="0.6cm" svg:x="10.612cm" svg:y="9.7cm">
          <draw:text-box>
            <text:p text:style-name="P4"><text:span text:style-name="T1">R</text:span><text:span text:style-name="T2">a</text:span></text:p>
          </draw:text-box>
        </draw:frame>
        <draw:frame draw:style-name="gr5" draw:text-style-name="P5" draw:layer="layout" svg:width="0.499cm" svg:height="0.5cm" svg:x="8.402cm" svg:y="9.601cm">
          <draw:text-box>
            <text:p text:style-name="P4"><text:span text:style-name="T1">b</text:span><text:span text:style-name="T2">y</text:span></text:p>
          </draw:text-box>
        </draw:frame>
        <draw:frame draw:style-name="gr5" draw:text-style-name="P5" draw:layer="layout" svg:width="0.499cm" svg:height="0.5cm" svg:x="7.504cm" svg:y="10.1cm">
          <draw:text-box>
            <text:p text:style-name="P4"><text:span text:style-name="T1">b</text:span><text:span text:style-name="T2">x</text:span></text:p>
          </draw:text-box>
        </draw:frame>
        <draw:frame draw:style-name="gr5" draw:text-style-name="P7" draw:layer="layout" svg:width="0.499cm" svg:height="0.5cm" svg:x="8.404cm" svg:y="8.6cm">
          <draw:text-box>
            <text:p text:style-name="P6"><text:span text:style-name="T1">c</text:span><text:span text:style-name="T2">y</text:span></text:p>
          </draw:text-box>
        </draw:frame>
        <draw:frame draw:style-name="gr5" draw:text-style-name="P5" draw:layer="layout" svg:width="0.499cm" svg:height="0.5cm" svg:x="4.105cm" svg:y="8.601cm">
          <draw:text-box>
            <text:p text:style-name="P4"><text:span text:style-name="T1">y</text:span><text:span text:style-name="T2">0</text:span></text:p>
          </draw:text-box>
        </draw:frame>
        <draw:frame draw:style-name="gr5" draw:text-style-name="P7" draw:layer="layout" svg:width="0.297cm" svg:height="0.5cm" svg:x="9.504cm" svg:y="9cm">
          <draw:text-box>
            <text:p text:style-name="P6"><text:span text:style-name="T1">c</text:span></text:p>
          </draw:text-box>
        </draw:frame>
        <draw:frame draw:style-name="gr5" draw:text-style-name="P9" draw:layer="layout" svg:width="0.4cm" svg:height="0.5cm" svg:x="11.562cm" svg:y="9.7cm">
          <draw:text-box>
            <text:p text:style-name="P8"><text:span text:style-name="T3">α</text:span></text:p>
          </draw:text-box>
        </draw:frame>
        <draw:frame draw:style-name="gr5" draw:text-style-name="P9" draw:layer="layout" svg:width="0.3cm" svg:height="0.4cm" svg:x="9.612cm" svg:y="8.35cm">
          <draw:text-box>
            <text:p text:style-name="P8"><text:span text:style-name="T3">α</text:span></text:p>
          </draw:text-box>
        </draw:frame>
        <draw:frame draw:style-name="gr5" draw:text-style-name="P9" draw:layer="layout" svg:width="0.4cm" svg:height="0.5cm" svg:x="6.851cm" svg:y="8cm">
          <draw:text-box>
            <text:p text:style-name="P8"><text:span text:style-name="T3">α</text:span></text:p>
          </draw:text-box>
        </draw:frame>
        <draw:g draw:style-name="gr10">
          <draw:g draw:style-name="gr2">
            <draw:line draw:style-name="gr3" draw:text-style-name="P2" draw:layer="layout" svg:x1="12cm" svg:y1="8cm" svg:x2="12cm" svg:y2="11cm">
              <text:p/>
            </draw:line>
            <draw:line draw:style-name="gr3" draw:text-style-name="P2" draw:layer="layout" svg:x1="10.5cm" svg:y1="8.402cm" svg:x2="12cm" svg:y2="11cm">
              <text:p/>
            </draw:line>
            <draw:circle draw:style-name="gr4" draw:text-style-name="P3" draw:layer="layout" svg:width="6cm" svg:height="6cm" svg:x="9cm" svg:y="8cm" draw:kind="arc" draw:start-angle="89.77" draw:end-angle="120.09">
              <text:p/>
            </draw:circle>
          </draw:g>
          <draw:g draw:style-name="gr2">
            <draw:line draw:style-name="gr3" draw:text-style-name="P2" draw:layer="layout" svg:x1="12cm" svg:y1="8cm" svg:x2="10.5cm" svg:y2="8cm">
              <text:p/>
            </draw:line>
            <draw:line draw:style-name="gr3" draw:text-style-name="P2" draw:layer="layout" svg:x1="10.5cm" svg:y1="8.4cm" svg:x2="10.5cm" svg:y2="8cm">
              <text:p/>
            </draw:line>
          </draw:g>
          <draw:line draw:style-name="gr6" draw:text-style-name="P2" draw:layer="layout" svg:x1="10.5cm" svg:y1="8.4cm" svg:x2="8.248cm" svg:y2="9.7cm">
            <text:p/>
          </draw:line>
          <draw:g draw:style-name="gr2">
            <draw:line draw:style-name="gr3" draw:text-style-name="P2" draw:layer="layout" svg:x1="6.746cm" svg:y1="10.1cm" svg:x2="6.746cm" svg:y2="7.1cm">
              <text:p/>
            </draw:line>
            <draw:line draw:style-name="gr3" draw:text-style-name="P2" draw:layer="layout" svg:x1="8.246cm" svg:y1="9.698cm" svg:x2="6.746cm" svg:y2="7.1cm">
              <text:p/>
            </draw:line>
            <draw:circle draw:style-name="gr4" draw:text-style-name="P3" draw:layer="layout" svg:width="6cm" svg:height="6cm" draw:transform="rotate (-3.14159265358979) translate (9.746cm 10.1cm)" draw:kind="arc" draw:start-angle="89.77" draw:end-angle="120.09">
              <text:p/>
            </draw:circle>
          </draw:g>
          <draw:line draw:style-name="gr7" draw:text-style-name="P2" draw:layer="layout" svg:x1="10.5cm" svg:y1="8.4cm" svg:x2="8.25cm" svg:y2="8.4cm">
            <text:p/>
          </draw:line>
          <draw:g draw:style-name="gr2">
            <draw:line draw:style-name="gr3" draw:text-style-name="P2" draw:layer="layout" svg:x1="6.75cm" svg:y1="10.1cm" svg:x2="8.25cm" svg:y2="10.1cm">
              <text:p/>
            </draw:line>
            <draw:line draw:style-name="gr3" draw:text-style-name="P2" draw:layer="layout" svg:x1="8.25cm" svg:y1="9.7cm" svg:x2="8.25cm" svg:y2="10.1cm">
              <text:p/>
            </draw:line>
          </draw:g>
          <draw:line draw:style-name="gr7" draw:text-style-name="P2" draw:layer="layout" svg:x1="8.25cm" svg:y1="9.7cm" svg:x2="8.25cm" svg:y2="8.4cm">
            <text:p/>
          </draw:line>
          <draw:line draw:style-name="gr3" draw:text-style-name="P2" draw:layer="layout" svg:x1="10cm" svg:y1="8cm" svg:x2="4.6cm" svg:y2="8cm">
            <text:p/>
          </draw:line>
          <draw:line draw:style-name="gr3" draw:text-style-name="P2" draw:layer="layout" svg:x1="6.7cm" svg:y1="10.1cm" svg:x2="4.6cm" svg:y2="10.1cm">
            <text:p/>
          </draw:line>
          <draw:line draw:style-name="gr8" draw:text-style-name="P2" draw:layer="layout" svg:x1="4.7cm" svg:y1="8cm" svg:x2="4.7cm" svg:y2="10.1cm">
            <text:p/>
          </draw:line>
          <draw:g draw:style-name="gr2">
            <draw:line draw:style-name="gr3" draw:text-style-name="P2" draw:layer="layout" svg:x1="11.994cm" svg:y1="9.5cm" svg:x2="11.994cm" svg:y2="11cm">
              <text:p/>
            </draw:line>
            <draw:line draw:style-name="gr3" draw:text-style-name="P2" draw:layer="layout" svg:x1="11.242cm" svg:y1="9.701cm" svg:x2="11.994cm" svg:y2="11cm">
              <text:p/>
            </draw:line>
            <draw:ellipse draw:style-name="gr9" draw:text-style-name="P3" draw:layer="layout" svg:width="3.008cm" svg:height="3cm" svg:x="10.49cm" svg:y="9.5cm" draw:kind="arc" draw:start-angle="89.77" draw:end-angle="120.09">
              <text:p/>
            </draw:ellipse>
          </draw:g>
          <draw:g draw:style-name="gr2">
            <draw:line draw:style-name="gr3" draw:text-style-name="P2" draw:layer="layout" svg:x1="9.518cm" svg:y1="8.392cm" svg:x2="10.528cm" svg:y2="8.392cm">
              <text:p/>
            </draw:line>
            <draw:line draw:style-name="gr3" draw:text-style-name="P2" draw:layer="layout" svg:x1="9.653cm" svg:y1="8.897cm" svg:x2="10.528cm" svg:y2="8.392cm">
              <text:p/>
            </draw:line>
            <draw:ellipse draw:style-name="gr9" draw:text-style-name="P3" draw:layer="layout" svg:width="2.018cm" svg:height="2.02cm" draw:transform="rotate (1.5707963267949) translate (9.518cm 9.401cm)" draw:kind="arc" draw:start-angle="89.77" draw:end-angle="120.07">
              <text:p/>
            </draw:ellipse>
          </draw:g>
          <draw:g draw:style-name="gr2">
            <draw:line draw:style-name="gr3" draw:text-style-name="P2" draw:layer="layout" svg:x1="6.746cm" svg:y1="8.6cm" svg:x2="6.746cm" svg:y2="7.1cm">
              <text:p/>
            </draw:line>
            <draw:line draw:style-name="gr3" draw:text-style-name="P2" draw:layer="layout" svg:x1="7.498cm" svg:y1="8.399cm" svg:x2="6.746cm" svg:y2="7.1cm">
              <text:p/>
            </draw:line>
            <draw:ellipse draw:style-name="gr9" draw:text-style-name="P3" draw:layer="layout" svg:width="3.008cm" svg:height="3cm" draw:transform="rotate (-3.14159265358979) translate (8.25cm 8.6cm)" draw:kind="arc" draw:start-angle="89.77" draw:end-angle="120.09">
              <text:p/>
            </draw:ellips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swiss" style:font-pitch="variable"/>
    <style:font-face style:name="Bahnschrift SemiBold" svg:font-family="'Bahnschrift SemiBold'" style:font-family-generic="swiss" style:font-pitch="variable"/>
    <style:font-face style:name="Bahnschrift SemiBold1" svg:font-family="'Bahnschrift SemiBold'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Karl Hartinger</meta:initial-creator>
    <meta:creation-date>2010-03-21T17:16:45.57</meta:creation-date>
    <dc:date>2025-03-30T10:28:01.769465900</dc:date>
    <meta:editing-duration>P5DT6H46M37S</meta:editing-duration>
    <meta:editing-cycles>369</meta:editing-cycles>
    <meta:generator>LibreOffice/25.2.1.2$Windows_X86_64 LibreOffice_project/d3abf4aee5fd705e4a92bba33a32f40bc4e56f49</meta:generator>
    <meta:printed-by>Karl Hartinger</meta:printed-by>
    <meta:print-date>2024-11-09T11:52:17.50</meta:print-date>
    <meta:document-statistic meta:object-count="96"/>
  </office:meta>
</office:document-meta>
</file>